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enschutz­erklärung</text:h>
      <text:h text:style-name="Heading_20_2" text:outline-level="2">1. Datenschutz auf einen Blick</text:h>
      <text:p text:style-name="Text_20_body"/>
      <text:h text:style-name="Heading_20_3" text:outline-level="3">Allgemeine Hinweise</text:h>
      <text:p text:style-name="Text_20_body">Die folgenden Hinweise geben einen einfachen Überblick darüber, was mit Ihren personenbezogenen Daten passiert, wenn Sie diese Website besuchen. Personenbezogene Daten sind alle Daten, mit denen Sie persönlich identifiziert werden können. Ausführliche Informationen zum Thema Datenschutz entnehmen Sie unserer unter diesem Text aufgeführten Datenschutzerklärung. </text:p>
      <text:h text:style-name="Heading_20_3" text:outline-level="3">Datenerfassung auf dieser Website</text:h>
      <text:p text:style-name="Text_20_body"><text:span text:style-name="Strong_20_Emphasis">Wer ist verantwortlich für die Datenerfassung auf dieser Website?</text:span> </text:p>
      <text:p text:style-name="Text_20_body">Die Datenverarbeitung auf dieser Website erfolgt durch den Websitebetreiber. Dessen Kontaktdaten können Sie dem Impressum dieser Website entnehmen. </text:p>
      <text:p text:style-name="Text_20_body"><text:span text:style-name="Strong_20_Emphasis"/></text:p>
      <text:p text:style-name="Text_20_body"><text:span text:style-name="Strong_20_Emphasis">Wie erfassen wir Ihre Daten?</text:span> </text:p>
      <text:p text:style-name="Text_20_body">Ihre Daten werden zum einen dadurch erhoben, dass Sie uns diese mitteilen. Hierbei kann es sich z. B. um Daten handeln, die Sie in ein Kontaktformular eingeben. </text:p>
      <text:p text:style-name="Text_20_body">Andere Daten werden automatisch oder nach Ihrer Einwilligung beim Besuch der Website durch unsere IT-Systeme erfasst. Das sind vor allem technische Daten (z. B. Internetbrowser, Betriebssystem oder Uhrzeit des Seitenaufrufs). Die Erfassung dieser Daten erfolgt automatisch, sobald Sie diese Website betreten. </text:p>
      <text:p text:style-name="Text_20_body"/>
      <text:p text:style-name="Text_20_body"><text:span text:style-name="Strong_20_Emphasis">Wofür nutzen wir Ihre Daten?</text:span> </text:p>
      <text:p text:style-name="Text_20_body">Ein Teil der Daten wird erhoben, um eine fehlerfreie Bereitstellung der Website zu gewährleisten. Andere Daten können zur Analyse Ihres Nutzerverhaltens verwendet werden. </text:p>
      <text:p text:style-name="Text_20_body"/>
      <text:p text:style-name="Text_20_body"><text:span text:style-name="Strong_20_Emphasis">Welche Rechte haben Sie bezüglich Ihrer Daten?</text:span> </text:p>
      <text:p text:style-name="Text_20_body">Sie haben jederzeit das Recht, unentgeltlich Auskunft über Herkunft, Empfänger und Zweck Ihrer gespeicherten personenbezogenen Daten zu erhalten. Sie haben außerdem ein Recht, die Berichtigung oder Löschung dieser Daten zu verlangen. Wenn Sie eine Einwilligung zur Datenverarbeitung erteilt haben, können Sie diese Einwilligung jederzeit für die Zukunft widerrufen. Außerdem haben Sie das Recht, unter bestimmten Umständen die Einschränkung der Verarbeitung Ihrer personenbezogenen Daten zu verlangen. Des Weiteren steht Ihnen ein Beschwerderecht bei der zuständigen Aufsichtsbehörde zu. </text:p>
      <text:p text:style-name="Text_20_body">Hierzu sowie zu weiteren Fragen zum Thema Datenschutz können Sie sich jederzeit unter der im Impressum angegebenen Adresse an uns wenden. </text:p>
      <text:h text:style-name="Heading_20_3" text:outline-level="3"><text:soft-page-break/>Analyse-Tools und Tools von Dritt­anbietern</text:h>
      <text:p text:style-name="Text_20_body">Beim Besuch dieser Website kann Ihr Surf-Verhalten statistisch ausgewertet werden. Das geschieht vor allem mit sogenannten Analyseprogrammen. </text:p>
      <text:p text:style-name="Text_20_body">Detaillierte Informationen zu diesen Analyseprogrammen finden Sie in der folgenden Datenschutzerklärung. </text:p>
      <text:p text:style-name="Text_20_body"/>
      <text:h text:style-name="Heading_20_2" text:outline-level="2">2. Hosting und Content Delivery Networks (CDN)</text:h>
      <text:p text:style-name="Text_20_body"/>
      <text:h text:style-name="Heading_20_3" text:outline-level="3">Externes Hosting</text:h>
      <text:p text:style-name="Text_20_body">Diese Website wird bei einem externen Dienstleister gehostet (Hoster). Die personenbezogenen Daten, die auf dieser Website erfasst werden, werden auf den Servern des Hosters gespeichert. Hierbei kann es sich v. a. um IP-Adressen, Kontaktanfragen, Meta- und Kommunikationsdaten, Vertragsdaten, Kontaktdaten, Namen, Websitezugriffe und sonstige Daten, die über eine Website generiert werden, handeln. </text:p>
      <text:p text:style-name="Text_20_body">Der Einsatz des Hosters erfolgt zum Zwecke der Vertragserfüllung gegenüber unseren potenziellen und bestehenden Kunden (Art. 6 Abs. 1 lit. b DSGVO) und im Interesse einer sicheren, schnellen und effizienten Bereitstellung unseres Online-Angebots durch einen professionellen Anbieter (Art. 6 Abs. 1 lit. f DSGVO). </text:p>
      <text:p text:style-name="Text_20_body">Unser Hoster wird Ihre Daten nur insoweit verarbeiten, wie dies zur Erfüllung seiner Leistungspflichten erforderlich ist und unsere Weisungen in Bezug auf diese Daten befolgen. </text:p>
      <text:p text:style-name="Text_20_body"><text:span text:style-name="Strong_20_Emphasis">Abschluss eines Vertrages über Auftragsverarbeitung</text:span> </text:p>
      <text:p text:style-name="Text_20_body">Um die datenschutzkonforme Verarbeitung zu gewährleisten, haben wir einen Vertrag über Auftragsverarbeitung mit unserem Hoster geschlossen. </text:p>
      <text:p text:style-name="Text_20_body"/>
      <text:h text:style-name="Heading_20_2" text:outline-level="2">3. Allgemeine Hinweise und Pflicht­informationen</text:h>
      <text:p text:style-name="Text_20_body"/>
      <text:h text:style-name="Heading_20_3" text:outline-level="3">Datenschutz</text:h>
      <text:p text:style-name="Text_20_body">Die Betreiber dieser Seiten nehmen den Schutz Ihrer persönlichen Daten sehr ernst. Wir behandeln Ihre personenbezogenen Daten vertraulich und entsprechend der gesetzlichen Datenschutzvorschriften sowie dieser Datenschutzerklärung. </text:p>
      <text:p text:style-name="Text_20_body">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 </text:p>
      <text:p text:style-name="Text_20_body">Wir weisen darauf hin, dass die Datenübertragung im Internet (z. B. bei der Kommunikation per E-Mail) Sicherheitslücken aufweisen kann. Ein lückenloser Schutz der Daten vor dem Zugriff durch Dritte ist nicht möglich. </text:p>
      <text:h text:style-name="Heading_20_3" text:outline-level="3"><text:soft-page-break/>Hinweis zur verantwortlichen Stelle</text:h>
      <text:p text:style-name="Text_20_body">Die verantwortliche Stelle für die Datenverarbeitung auf dieser Website ist: </text:p>
      <text:p text:style-name="Text_20_body">Rekloud Innovative Solutions UG<text:line-break/>Stiftskamp 18,<text:line-break/>44263 Dortmund</text:p>
      <text:p text:style-name="Text_20_body">Telefon: 0231/<text:line-break/>E-Mail: info@rekloud.de </text:p>
      <text:p text:style-name="Text_20_body">Verantwortliche Stelle ist die natürliche oder juristische Person, die allein oder gemeinsam mit anderen über die Zwecke und Mittel der Verarbeitung von personenbezogenen Daten (z. B. Namen, E-Mail-Adressen o. Ä.) entscheidet. </text:p>
      <text:h text:style-name="Heading_20_3" text:outline-level="3">Widerruf Ihrer Einwilligung zur Datenverarbeitung</text:h>
      <text:p text:style-name="Text_20_body">Viele Datenverarbeitungsvorgänge sind nur mit Ihrer ausdrücklichen Einwilligung möglich. Sie können eine bereits erteilte Einwilligung jederzeit widerrufen. Die Rechtmäßigkeit der bis zum Widerruf erfolgten Datenverarbeitung bleibt vom Widerruf unberührt. </text:p>
      <text:h text:style-name="Heading_20_3" text:outline-level="3">Widerspruchsrecht gegen die Datenerhebung in besonderen Fällen sowie gegen Direktwerbung (Art. 21 DSGVO)</text:h>
      <text:p text:style-name="Text_20_body">WENN DIE DATENVERARBEITUNG AUF GRUNDLAGE VON ART. 6 ABS. 1 LIT. E ODER F DSGVO ERFOLGT, HABEN SIE JEDERZEIT DAS RECHT, AUS GRÜNDEN, DIE SICH AUS IHRER BESONDEREN SITUATION ERGEBEN, GEGEN DIE VERARBEITUNG IHRER PERSONENBEZOGENEN DATEN WIDERSPRUCH EINZULEGEN; DIES GILT AUCH FÜR EIN AUF DIESE BESTIMMUNGEN GESTÜTZTES PROFILING. DIE JEWEILIGE RECHTSGRUNDLAGE, AUF DENEN EINE VERARBEITUNG BERUHT, ENTNEHMEN SIE DIESER DATENSCHUTZERKLÄRUNG. WENN SIE WIDERSPRUCH EINLEGEN, WERDEN WIR IHRE BETROFFENEN PERSONENBEZOGENEN DATEN NICHT MEHR VERARBEITEN, ES SEI DENN, WIR KÖNNEN ZWINGENDE SCHUTZWÜRDIGE GRÜNDE FÜR DIE VERARBEITUNG NACHWEISEN, DIE IHRE INTERESSEN, RECHTE UND FREIHEITEN ÜBERWIEGEN ODER DIE VERARBEITUNG DIENT DER GELTENDMACHUNG, AUSÜBUNG ODER VERTEIDIGUNG VON RECHTSANSPRÜCHEN (WIDERSPRUCH NACH ART. 21 ABS. 1 DSGVO). </text:p>
      <text:p text:style-name="Text_20_body">WERDEN IHRE PERSONENBEZOGENEN DATEN VERARBEITET, UM DIREKTWERBUNG ZU BETREIBEN, SO HABEN SIE DAS RECHT, JEDERZEIT WIDERSPRUCH GEGEN DIE VERARBEITUNG SIE BETREFFENDER PERSONENBEZOGENER DATEN ZUM ZWECKE DERARTIGER WERBUNG EINZULEGEN; DIES GILT AUCH FÜR DAS PROFILING, SOWEIT ES MIT SOLCHER DIREKTWERBUNG IN VERBINDUNG STEHT. WENN SIE WIDERSPRECHEN, WERDEN IHRE PERSONENBEZOGENEN DATEN ANSCHLIESSEND NICHT MEHR ZUM ZWECKE DER DIREKTWERBUNG VERWENDET (WIDERSPRUCH NACH ART. 21 ABS. 2 DSGVO). </text:p>
      <text:h text:style-name="Heading_20_3" text:outline-level="3">Beschwerde­recht bei der zuständigen Aufsichts­behörde</text:h>
      <text:p text:style-name="Text_20_body">Im Falle von Verstößen gegen die DSGVO steht den Betroffenen ein Beschwerderecht bei einer Aufsichtsbehörde, insbesondere in dem Mitgliedstaat ihres gewöhnlichen Aufenthalts, ihres Arbeitsplatzes oder des Orts des mutmaßlichen Verstoßes zu. Das Beschwerderecht besteht unbeschadet anderweitiger verwaltungsrechtlicher oder gerichtlicher Rechtsbehelfe. </text:p>
      <text:h text:style-name="Heading_20_3" text:outline-level="3"><text:soft-page-break/>Recht auf Daten­übertrag­barkeit</text:h>
      <text:p text:style-name="Text_20_body">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 </text:p>
      <text:h text:style-name="Heading_20_3" text:outline-level="3">SSL- bzw. TLS-Verschlüsselung</text:h>
      <text:p text:style-name="Text_20_body">Diese Seite nutzt aus Sicherheitsgründen und zum Schutz der Übertragung vertraulicher Inhalte, wie zum Beispiel Bestellungen oder Anfragen, die Sie an uns als Seitenbetreiber senden, eine SSL- bzw. TLS-Verschlüsselung. Eine verschlüsselte Verbindung erkennen Sie daran, dass die Adresszeile des Browsers von „http://“ auf „https://“ wechselt und an dem Schloss-Symbol in Ihrer Browserzeile. </text:p>
      <text:p text:style-name="Text_20_body">Wenn die SSL- bzw. TLS-Verschlüsselung aktiviert ist, können die Daten, die Sie an uns übermitteln, nicht von Dritten mitgelesen werden. </text:p>
      <text:h text:style-name="Heading_20_3" text:outline-level="3">Verschlüsselter Zahlungsverkehr auf dieser Website</text:h>
      <text:p text:style-name="Text_20_body">Besteht nach dem Abschluss eines kostenpflichtigen Vertrags eine Verpflichtung, uns Ihre Zahlungsdaten (z. B. Kontonummer bei Einzugsermächtigung) zu übermitteln, werden diese Daten zur Zahlungsabwicklung benötigt. </text:p>
      <text:p text:style-name="Text_20_body">Der Zahlungsverkehr über die gängigen Zahlungsmittel (Visa/MasterCard, Lastschriftverfahren) erfolgt ausschließlich über eine verschlüsselte SSL- bzw. TLS-Verbindung. Eine verschlüsselte Verbindung erkennen Sie daran, dass die Adresszeile des Browsers von „http://“ auf „https://“ wechselt und an dem Schloss-Symbol in Ihrer Browserzeile. </text:p>
      <text:p text:style-name="Text_20_body">Bei verschlüsselter Kommunikation können Ihre Zahlungsdaten, die Sie an uns übermitteln, nicht von Dritten mitgelesen werden. </text:p>
      <text:h text:style-name="Heading_20_3" text:outline-level="3">Auskunft, Löschung und Berichtigung</text:h>
      <text:p text:style-name="Text_20_body">Sie haben im Rahmen der geltenden gesetzlichen Bestimmungen jederzeit das Recht auf unentgeltliche Auskunft über Ihre gespeicherten personenbezogenen Daten, deren Herkunft und Empfänger und den Zweck der Datenverarbeitung und ggf. ein Recht auf Berichtigung oder Löschung dieser Daten. Hierzu sowie zu weiteren Fragen zum Thema personenbezogene Daten können Sie sich jederzeit unter der im Impressum angegebenen Adresse an uns wenden. </text:p>
      <text:h text:style-name="Heading_20_3" text:outline-level="3">Recht auf Einschränkung der Verarbeitung</text:h>
      <text:p text:style-name="Text_20_body">Sie haben das Recht, die Einschränkung der Verarbeitung Ihrer personenbezogenen Daten zu verlangen. Hierzu können Sie sich jederzeit unter der im Impressum angegebenen Adresse an uns wenden. Das Recht auf Einschränkung der Verarbeitung besteht in folgenden Fällen: </text:p>
      <text:list xml:id="list6681769893719637948" text:style-name="L1">
        <text:list-item>
          <text:p text:style-name="P4">Wenn Sie die Richtigkeit Ihrer bei uns gespeicherten personenbezogenen Daten bestreiten, benötigen wir in der Regel Zeit, um dies zu überprüfen. Für die Dauer der Prüfung haben Sie das Recht, die Einschränkung der Verarbeitung Ihrer personenbezogenen Daten zu verlangen. </text:p>
        </text:list-item>
        <text:list-item>
          <text:p text:style-name="P4">Wenn die Verarbeitung Ihrer personenbezogenen Daten unrechtmäßig geschah/geschieht, können Sie statt der Löschung die Einschränkung der Datenverarbeitung verlangen. </text:p>
        </text:list-item>
        <text:list-item>
          <text:p text:style-name="P4">Wenn wir Ihre personenbezogenen Daten nicht mehr benötigen, Sie sie jedoch zur Ausübung, Verteidigung oder Geltendmachung von Rechtsansprüchen benötigen, haben Sie das Recht, statt der Löschung die Einschränkung der Verarbeitung Ihrer personenbezogenen <text:soft-page-break/>Daten zu verlangen. </text:p>
        </text:list-item>
        <text:list-item>
          <text:p text:style-name="P1">Wenn Sie einen Widerspruch nach Art. 21 Abs. 1 DSGVO eingelegt haben, muss eine Abwägung zwischen Ihren und unseren Interessen vorgenommen werden. Solange noch nicht feststeht, wessen Interessen überwiegen, haben Sie das Recht, die Einschränkung der Verarbeitung Ihrer personenbezogenen Daten zu verlangen. </text:p>
        </text:list-item>
      </text:list>
      <text:p text:style-name="Text_20_body">Wenn Sie die Verarbeitung Ihrer personenbezogenen Daten eingeschränkt haben, dürfen diese Daten – von ihrer Speicherung abgesehen – nur mit Ihrer Einwilligung oder zur Geltendmachung, Ausübung oder Verteidigung von Rechtsansprüchen oder zum Schutz der Rechte einer anderen natürlichen oder juristischen Person oder aus Gründen eines wichtigen öffentlichen Interesses der Europäischen Union oder eines Mitgliedstaats verarbeitet werden. </text:p>
      <text:h text:style-name="Heading_20_3" text:outline-level="3">Widerspruch gegen Werbe-E-Mails</text:h>
      <text:p text:style-name="Text_20_body">Der Nutzung von im Rahmen der Impressumspflicht veröffentlichten Kontaktdaten zur Übersendung von nicht ausdrücklich angeforderter Werbung und Informationsmaterialien wird hiermit widersprochen. Die Betreiber der Seiten behalten sich ausdrücklich rechtliche Schritte im Falle der unverlangten Zusendung von Werbeinformationen, etwa durch Spam-E-Mails, vor. </text:p>
      <text:p text:style-name="Text_20_body"/>
      <text:h text:style-name="Heading_20_2" text:outline-level="2">4. Datenerfassung auf dieser Website</text:h>
      <text:p text:style-name="Text_20_body"/>
      <text:h text:style-name="Heading_20_3" text:outline-level="3">Cookies</text:h>
      <text:p text:style-name="Text_20_body">Unsere Internetseiten verwenden so genannte „Cookies“. Cookies sind kleine Textdateien und richten auf Ihrem Endgerät keinen Schaden an. Sie werden entweder vorübergehend für die Dauer einer Sitzung (Session-Cookies) oder dauerhaft (permanente Cookies) auf Ihrem Endgerät gespeichert. Session-Cookies werden nach Ende Ihres Besuchs automatisch gelöscht. Permanente Cookies bleiben auf Ihrem Endgerät gespeichert, bis Sie diese selbst löschen oder eine automatische Löschung durch Ihren Webbrowser erfolgt. </text:p>
      <text:p text:style-name="Text_20_body">Teilweise können auch Cookies von Drittunternehmen auf Ihrem Endgerät gespeichert werden, wenn Sie unsere Seite betreten (Third-Party-Cookies). Diese ermöglichen uns oder Ihnen die Nutzung bestimmter Dienstleistungen des Drittunternehmens (z.B. Cookies zur Abwicklung von Zahlungsdienstleistungen). </text:p>
      <text:p text:style-name="Text_20_body">Cookies haben verschiedene Funktionen. Zahlreiche Cookies sind technisch notwendig, da bestimmte Websitefunktionen ohne diese nicht funktionieren würden (z.B. die Warenkorbfunktion oder die Anzeige von Videos). Andere Cookies dienen dazu, das Nutzerverhalten auszuwerten oder Werbung anzuzeigen. </text:p>
      <text:p text:style-name="Text_20_body">Cookies, die zur Durchführung des elektronischen Kommunikationsvorgangs (notwendige Cookies) oder zur Bereitstellung bestimmter, von Ihnen erwünschter Funktionen (funktionale Cookies, z. B. für die Warenkorbfunktion) oder zur Optimierung der Website (z.B. Cookies zur Messung des Webpublikums) erforderlich sind, werden auf Grundlage von Art. 6 Abs. 1 lit. f DSGVO gespeichert, sofern keine andere Rechtsgrundlage angegeben wird. Der Websitebetreiber hat ein berechtigtes Interesse an der Speicherung von Cookies zur technisch fehlerfreien und optimierten Bereitstellung seiner Dienste. Sofern eine Einwilligung zur Speicherung von Cookies abgefragt wurde, erfolgt die Speicherung der betreffenden Cookies ausschließlich auf Grundlage dieser Einwilligung (Art. 6 Abs. 1 lit. a DSGVO); die Einwilligung ist jederzeit widerrufbar. </text:p>
      <text:p text:style-name="Text_20_body">Sie können Ihren Browser so einstellen, dass Sie über das Setzen von Cookies informiert werden und Cookies nur im Einzelfall erlauben, die Annahme von Cookies für bestimmte Fälle oder <text:soft-page-break/>generell ausschließen sowie das automatische Löschen der Cookies beim Schließen des Browsers aktivieren. Bei der Deaktivierung von Cookies kann die Funktionalität dieser Website eingeschränkt sein. </text:p>
      <text:p text:style-name="Text_20_body">Soweit Cookies von Drittunternehmen oder zu Analysezwecken eingesetzt werden, werden wir Sie hierüber im Rahmen dieser Datenschutzerklärung gesondert informieren und ggf. eine Einwilligung abfragen. </text:p>
      <text:h text:style-name="Heading_20_3" text:outline-level="3">Server-Log-Dateien</text:h>
      <text:p text:style-name="Text_20_body">Der Provider der Seiten erhebt und speichert automatisch Informationen in so genannten Server-Log-Dateien, die Ihr Browser automatisch an uns übermittelt. Dies sind: </text:p>
      <text:list xml:id="list1866686029015376504" text:style-name="L3">
        <text:list-item>
          <text:p text:style-name="P6">Browsertyp und Browserversion </text:p>
        </text:list-item>
        <text:list-item>
          <text:p text:style-name="P6">verwendetes Betriebssystem </text:p>
        </text:list-item>
        <text:list-item>
          <text:p text:style-name="P6">Referrer URL </text:p>
        </text:list-item>
        <text:list-item>
          <text:p text:style-name="P6">Hostname des zugreifenden Rechners </text:p>
        </text:list-item>
        <text:list-item>
          <text:p text:style-name="P6">Uhrzeit der Serveranfrage </text:p>
        </text:list-item>
        <text:list-item>
          <text:p text:style-name="P3">IP-Adresse </text:p>
        </text:list-item>
      </text:list>
      <text:p text:style-name="Text_20_body">Eine Zusammenführung dieser Daten mit anderen Datenquellen wird nicht vorgenommen. </text:p>
      <text:p text:style-name="Text_20_body">Die Erfassung dieser Daten erfolgt auf Grundlage von Art. 6 Abs. 1 lit. f DSGVO. Der Websitebetreiber hat ein berechtigtes Interesse an der technisch fehlerfreien Darstellung und der Optimierung seiner Website – hierzu müssen die Server-Log-Files erfasst werden. </text:p>
      <text:h text:style-name="Heading_20_3" text:outline-level="3">Kontaktformular</text:h>
      <text:p text:style-name="Text_20_body">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 </text:p>
      <text:p text:style-name="Text_20_body">Die Verarbeitung dieser Daten erfolgt auf Grundlage von Art. 6 Abs. 1 lit. b DSGVO, sofern Ihre Anfrage mit der Erfüllung eines Vertrags zusammenhängt oder zur Durchführung vorvertraglicher Maßnahmen erforderlich ist. In allen übrigen Fällen beruht die Verarbeitung auf unserem berechtigten Interesse an der effektiven Bearbeitung der an uns gerichteten Anfragen (Art. 6 Abs. 1 lit. f DSGVO) oder auf Ihrer Einwilligung (Art. 6 Abs. 1 lit. a DSGVO) sofern diese abgefragt wurde. </text:p>
      <text:p text:style-name="Text_20_body">Die von Ihnen im Kontaktformular eingegebenen Daten verbleiben bei uns, bis Sie uns zur Löschung auffordern, Ihre Einwilligung zur Speicherung widerrufen oder der Zweck für die Datenspeicherung entfällt (z. B. nach abgeschlossener Bearbeitung Ihrer Anfrage). Zwingende gesetzliche Bestimmungen – insbesondere Aufbewahrungsfristen – bleiben unberührt. </text:p>
      <text:h text:style-name="Heading_20_3" text:outline-level="3">Anfrage per E-Mail, Telefon oder Telefax</text:h>
      <text:p text:style-name="Text_20_body">Wenn Sie uns per E-Mail, Telefon oder Telefax kontaktieren, wird Ihre Anfrage inklusive aller daraus hervorgehenden personenbezogenen Daten (Name, Anfrage) zum Zwecke der Bearbeitung Ihres Anliegens bei uns gespeichert und verarbeitet. Diese Daten geben wir nicht ohne Ihre Einwilligung weiter. </text:p>
      <text:p text:style-name="Text_20_body">Die Verarbeitung dieser Daten erfolgt auf Grundlage von Art. 6 Abs. 1 lit. b DSGVO, sofern Ihre Anfrage mit der Erfüllung eines Vertrags zusammenhängt oder zur Durchführung vorvertraglicher Maßnahmen erforderlich ist. In allen übrigen Fällen beruht die Verarbeitung auf unserem berechtigten Interesse an der effektiven Bearbeitung der an uns gerichteten Anfragen (Art. 6 Abs. 1 <text:soft-page-break/>lit. f DSGVO) oder auf Ihrer Einwilligung (Art. 6 Abs. 1 lit. a DSGVO) sofern diese abgefragt wurde. </text:p>
      <text:p text:style-name="Text_20_body">Die von Ihnen an uns per Kontaktanfragen übersandten Daten verbleiben bei uns, bis Sie uns zur Löschung auffordern, Ihre Einwilligung zur Speicherung widerrufen oder der Zweck für die Datenspeicherung entfällt (z. B. nach abgeschlossener Bearbeitung Ihres Anliegens). Zwingende gesetzliche Bestimmungen – insbesondere gesetzliche Aufbewahrungsfristen – bleiben unberührt. </text:p>
      <text:h text:style-name="Heading_20_3" text:outline-level="3">Registrierung auf dieser Website</text:h>
      <text:p text:style-name="Text_20_body">Sie können sich auf dieser Website registrieren, um zusätzliche Funktionen auf der Seite zu nutzen. Die dazu eingegebenen Daten verwenden wir nur zum Zwecke der Nutzung des jeweiligen Angebotes oder Dienstes, für den Sie sich registriert haben. Die bei der Registrierung abgefragten Pflichtangaben müssen vollständig angegeben werden. Anderenfalls werden wir die Registrierung ablehnen. </text:p>
      <text:p text:style-name="Text_20_body">Für wichtige Änderungen etwa beim Angebotsumfang oder bei technisch notwendigen Änderungen nutzen wir die bei der Registrierung angegebene E-Mail-Adresse, um Sie auf diesem Wege zu informieren. </text:p>
      <text:p text:style-name="Text_20_body">Die Verarbeitung der bei der Registrierung eingegebenen Daten erfolgt zum Zwecke der Durchführung des durch die Registrierung begründeten Nutzungsverhältnisses und ggf. zur Anbahnung weiterer Verträge (Art. 6 Abs. 1 lit. b DSGVO). </text:p>
      <text:p text:style-name="Text_20_body">Die bei der Registrierung erfassten Daten werden von uns gespeichert, solange Sie auf dieser Website registriert sind und werden anschließend gelöscht. Gesetzliche Aufbewahrungsfristen bleiben unberührt. </text:p>
      <text:p text:style-name="Text_20_body"/>
      <text:h text:style-name="Heading_20_2" text:outline-level="2">5. Analyse-Tools und Werbung</text:h>
      <text:p text:style-name="Text_20_body"/>
      <text:h text:style-name="Heading_20_3" text:outline-level="3">Google Analytics</text:h>
      <text:p text:style-name="Text_20_body">Diese Website nutzt Funktionen des Webanalysedienstes Google Analytics. Anbieter ist die Google Ireland Limited („Google“), Gordon House, Barrow Street, Dublin 4, Irland. </text:p>
      <text:p text:style-name="Text_20_body">Google Analytics ermöglicht es dem Websitebetreiber, das Verhalten der Websitebesucher zu analysieren. Hierbei erhält der Websitebetreiber verschiedene Nutzungsdaten, wie z.B. Seitenaufrufe, Verweildauer, verwendete Betriebssysteme und Herkunft des Nutzers. Diese Daten werden von Google ggf. in einem Profil zusammengefasst, das dem jeweiligen Nutzer bzw. dessen Endgerät zugeordnet ist. </text:p>
      <text:p text:style-name="Text_20_body">Google Analytics verwendet Technologien, die die Wiedererkennung des Nutzers zum Zwecke der Analyse des Nutzerverhaltens ermöglichen (z.B. Cookies oder Device-Fingerprinting). Die von Google erfassten Informationen über die Benutzung dieser Website werden in der Regel an einen Server von Google in den USA übertragen und dort gespeichert. </text:p>
      <text:p text:style-name="Text_20_body">Die Nutzung dieses Analyse-Tools erfolgt auf Grundlage von Art. 6 Abs. 1 lit. f DSGVO. Der Websitebetreiber hat ein berechtigtes Interesse an der Analyse des Nutzerverhaltens, um sowohl sein Webangebot als auch seine Werbung zu optimieren. Sofern eine entsprechende Einwilligung abgefragt wurde (z. B. eine Einwilligung zur Speicherung von Cookies), erfolgt die Verarbeitung ausschließlich auf Grundlage von Art. 6 Abs. 1 lit. a DSGVO; die Einwilligung ist jederzeit widerrufbar. </text:p>
      <text:p text:style-name="Text_20_body"><text:soft-page-break/><text:span text:style-name="Strong_20_Emphasis">IP Anonymisierung</text:span> </text:p>
      <text:p text:style-name="Text_20_body">Wir haben auf dieser Website die Funktion IP-Anonymisierung aktiviert. Dadurch wird Ihre IP-Adresse von Google innerhalb von Mitgliedstaaten der Europäischen Union oder in anderen Vertragsstaaten des Abkommens über den Europäischen Wirtschaftsraum vor der Übermittlung in die USA gekürzt. Nur in Ausnahmefällen wird die volle IP-Adresse an einen Server von Google in den USA übertragen und dort gekürzt. Im Auftrag des Betreibers dieser Website wird Google diese Informationen benutzen, um Ihre Nutzung der Website auszuwerten, um Reports über die Websiteaktivitäten zusammenzustellen und um weitere mit der Websitenutzung und der Internetnutzung verbundene Dienstleistungen gegenüber dem Websitebetreiber zu erbringen. Die im Rahmen von Google Analytics von Ihrem Browser übermittelte IP-Adresse wird nicht mit anderen Daten von Google zusammengeführt. </text:p>
      <text:p text:style-name="Text_20_body"><text:span text:style-name="Strong_20_Emphasis">Browser Plugin</text:span> </text:p>
      <text:p text:style-name="Text_20_body">Sie können die Erfassung und Verarbeitung Ihrer Daten durch Google verhindern, indem Sie das unter dem folgenden Link verfügbare Browser-Plugin herunterladen und installieren: <text:a xlink:type="simple" xlink:href="https://tools.google.com/dlpage/gaoptout?hl=de" office:target-frame-name="_blank" xlink:show="new" text:style-name="Internet_20_link" text:visited-style-name="Visited_20_Internet_20_Link">https://tools.google.com/dlpage/gaoptout?hl=de</text:a>. </text:p>
      <text:p text:style-name="Text_20_body">Mehr Informationen zum Umgang mit Nutzerdaten bei Google Analytics finden Sie in der Datenschutzerklärung von Google: <text:a xlink:type="simple" xlink:href="https://support.google.com/analytics/answer/6004245?hl=de" office:target-frame-name="_blank" xlink:show="new" text:style-name="Internet_20_link" text:visited-style-name="Visited_20_Internet_20_Link">https://support.google.com/analytics/answer/6004245?hl=de</text:a>. </text:p>
      <text:p text:style-name="Text_20_body"/>
      <text:p text:style-name="Text_20_body"><text:span text:style-name="Strong_20_Emphasis">Demografische Merkmale bei Google Analytics</text:span> </text:p>
      <text:p text:style-name="Text_20_body">Diese Website nutzt die Funktion „demografische Merkmale“ von Google Analytics, um den Websitebesuchern passende Werbeanzeigen innerhalb des Google-Werbenetzwerks anzeigen zu können. Dadurch können Berichte erstellt werden, die Aussagen zu Alter, Geschlecht und Interessen der Seitenbesucher enthalten. Diese Daten stammen aus interessenbezogener Werbung von Google sowie aus Besucherdaten von Drittanbietern. Diese Daten können keiner bestimmten Person zugeordnet werden. Sie können diese Funktion jederzeit über die Anzeigeneinstellungen in Ihrem Google-Konto deaktivieren oder die Erfassung Ihrer Daten durch Google Analytics wie im Punkt „Widerspruch gegen Datenerfassung“ dargestellt generell untersagen. </text:p>
      <text:p text:style-name="Text_20_body"><text:span text:style-name="Strong_20_Emphasis">Speicherdauer</text:span> </text:p>
      <text:p text:style-name="Text_20_body">Bei Google gespeicherte Daten auf Nutzer- und Ereignisebene, die mit Cookies, Nutzerkennungen (z. B. User ID) oder Werbe-IDs (z. B. DoubleClick-Cookies, Android-Werbe-ID) verknüpft sind, werden nach 14 Monaten anonymisiert bzw. gelöscht. Details hierzu ersehen Sie unter folgendem Link: <text:a xlink:type="simple" xlink:href="https://support.google.com/analytics/answer/7667196?hl=de" office:target-frame-name="_blank" xlink:show="new" text:style-name="Internet_20_link" text:visited-style-name="Visited_20_Internet_20_Link">https://support.google.com/analytics/answer/7667196?hl=de</text:a> </text:p>
      <text:h text:style-name="Heading_20_3" text:outline-level="3">Google Ads</text:h>
      <text:p text:style-name="Text_20_body">Der Websitebetreiber verwendet Google Ads. Google Ads ist ein Online-Werbeprogramm der Google Ireland Limited („Google“), Gordon House, Barrow Street, Dublin 4, Irland. </text:p>
      <text:p text:style-name="Text_20_body">Google Ads ermöglicht es uns Werbeanzeigen in der Google-Suchmaschine oder auf Drittwebseiten auszuspielen, wenn der Nutzer bestimmte Suchbegriffe bei Google eingibt (Keyword-Targeting). Ferner können zielgerichtete Werbeanzeigen anhand der bei Google vorhandenen Nutzerdaten (z.B. Standortdaten und Interessen) ausgespielt werden (Zielgruppen-Targeting). Wir als Websitebetreiber können diese Daten quantitativ auswerten, indem wir beispielsweise analysieren, welche Suchbegriffe zur Ausspielung unserer Werbeanzeigen geführt haben und wie viele Anzeigen zu entsprechenden Klicks geführt haben. </text:p>
      <text:p text:style-name="Text_20_body">Die Nutzung von Google Ads erfolgt auf Grundlage von Art. 6 Abs. 1 lit. f DSGVO. Der Websitebetreiber hat ein berechtigtes Interesse an einer möglichst effektiven Vermarktung seiner Dienstleistung Produkte. </text:p>
      <text:h text:style-name="Heading_20_3" text:outline-level="3"><text:soft-page-break/>Google Conversion-Tracking</text:h>
      <text:p text:style-name="Text_20_body">Diese Website nutzt Google Conversion Tracking. Anbieter ist die Google Ireland Limited („Google“), Gordon House, Barrow Street, Dublin 4, Irland. </text:p>
      <text:p text:style-name="Text_20_body">Mit Hilfe von Google-Conversion-Tracking können Google und wir erkennen, ob der Nutzer bestimmte Aktionen durchgeführt hat. So können wir beispielsweise auswerten, welche Buttons auf unserer Website wie häufig geklickt und welche Produkte besonders häufig angesehen oder gekauft wurden. Diese Informationen dienen dazu, Conversion-Statistiken zu erstellen. Wir erfahren die Gesamtanzahl der Nutzer, die auf unsere Anzeigen geklickt haben und welche Aktionen sie durchgeführt haben. Wir erhalten keine Informationen, mit denen wir den Nutzer persönlich identifizieren können. Google selbst nutzt zur Identifikation Cookies oder vergleichbare Wiedererkennungstechnologien. </text:p>
      <text:p text:style-name="Text_20_body">Die Nutzung von Google Conversion-Tracking erfolgt auf Grundlage von Art. 6 Abs. 1 lit. f DSGVO. Der Websitebetreiber hat ein berechtigtes Interesse an der Analyse des Nutzerverhaltens, um sowohl sein Webangebot als auch seine Werbung zu optimieren. Sofern eine entsprechende Einwilligung abgefragt wurde (z. B. eine Einwilligung zur Speicherung von Cookies), erfolgt die Verarbeitung ausschließlich auf Grundlage von Art. 6 Abs. 1 lit. a DSGVO; die Einwilligung ist jederzeit widerrufbar. </text:p>
      <text:p text:style-name="Text_20_body">Mehr Informationen zu Google Conversion-Tracking finden Sie in den Datenschutzbestimmungen von Google: <text:a xlink:type="simple" xlink:href="https://policies.google.com/privacy?hl=de" office:target-frame-name="_blank" xlink:show="new" text:style-name="Internet_20_link" text:visited-style-name="Visited_20_Internet_20_Link">https://policies.google.com/privacy?hl=de</text:a>. </text:p>
      <text:p text:style-name="Text_20_body"/>
      <text:h text:style-name="Heading_20_2" text:outline-level="2">6. Newsletter</text:h>
      <text:h text:style-name="Heading_20_3" text:outline-level="3">Newsletter­daten</text:h>
      <text:p text:style-name="Text_20_body">Wenn Sie den auf der Website angebotenen Newsletter beziehen möchten, benötigen wir von Ihnen eine E-Mail-Adresse sowie Informationen, welche uns die Überprüfung gestatten, dass Sie der Inhaber der angegebenen E-Mail-Adresse sind und mit dem Empfang des Newsletters einverstanden sind. Weitere Daten werden nicht bzw. nur auf freiwilliger Basis erhoben. Diese Daten verwenden wir ausschließlich für den Versand der angeforderten Informationen und geben diese nicht an Dritte weiter. </text:p>
      <text:p text:style-name="Text_20_body">Die Verarbeitung der in das Newsletteranmeldeformular eingegebenen Daten erfolgt ausschließlich auf Grundlage Ihrer Einwilligung (Art. 6 Abs. 1 lit. a DSGVO). Die erteilte Einwilligung zur Speicherung der Daten, der E-Mail-Adresse sowie deren Nutzung zum Versand des Newsletters können Sie jederzeit widerrufen, etwa über den „Austragen“-Link im Newsletter. Die Rechtmäßigkeit der bereits erfolgten Datenverarbeitungsvorgänge bleibt vom Widerruf unberührt. </text:p>
      <text:p text:style-name="Text_20_body">Die von Ihnen zum Zwecke des Newsletter-Bezugs bei uns hinterlegten Daten werden von uns bis zu Ihrer Austragung aus dem Newsletter bei uns bzw. dem Newsletterdiensteanbieter gespeichert und nach der Abbestellung des Newsletters aus der Newsletterverteilerliste gelöscht. Daten, die zu anderen Zwecken bei uns gespeichert wurden bleiben hiervon unberührt. </text:p>
      <text:p text:style-name="Text_20_body">Nach Ihrer Austragung aus der Newsletterverteilerliste wird Ihre E-Mail-Adresse bei uns bzw. dem Newsletterdiensteanbieter ggf. in einer Blacklist gespeichert, um künftige Mailings zu verhindern. Die Daten aus der Blacklist werden nur für diesen Zweck verwendet und nicht mit anderen Daten zusammengeführt. Dies dient sowohl Ihrem Interesse als auch unserem Interesse an der Einhaltung der gesetzlichen Vorgaben beim Versand von Newslettern (berechtigtes Interesse im Sinne des Art. 6 Abs. 1 lit. f DSGVO). Die Speicherung in der Blacklist ist zeitlich nicht befristet. <text:span text:style-name="Strong_20_Emphasis">Sie können der Speicherung widersprechen, sofern Ihre Interessen unser berechtigtes Interesse überwiegen.</text:span> </text:p>
      <text:p text:style-name="Text_20_body"/>
      <text:h text:style-name="Heading_20_2" text:outline-level="2"><text:soft-page-break/>7. Plugins und Tools</text:h>
      <text:p text:style-name="Text_20_body"/>
      <text:h text:style-name="Heading_20_3" text:outline-level="3">YouTube mit erweitertem Datenschutz</text:h>
      <text:p text:style-name="Text_20_body">Diese Website bindet Videos der YouTube ein. Betreiber der Seiten ist die Google Ireland Limited („Google“), Gordon House, Barrow Street, Dublin 4, Irland. </text:p>
      <text:p text:style-name="Text_20_body">Wir nutzen YouTube im erweiterten Datenschutzmodus. Dieser Modus bewirkt laut YouTube, dass YouTube keine Informationen über die Besucher auf dieser Website speichert, bevor diese sich das Video ansehen. Die Weitergabe von Daten an YouTube-Partner wird durch den erweiterten Datenschutzmodus hingegen nicht zwingend ausgeschlossen. So stellt YouTube – unabhängig davon, ob Sie sich ein Video ansehen – eine Verbindung zum Google DoubleClick-Netzwerk her. </text:p>
      <text:p text:style-name="Text_20_body">Sobald Sie ein YouTube-Video auf dieser Website starten, wird eine Verbindung zu den Servern von YouTube hergestellt. Dabei wird dem YouTube-Server mitgeteilt, welche unserer Seiten Sie besucht haben. Wenn Sie in Ihrem YouTube-Account eingeloggt sind, ermöglichen Sie YouTube, Ihr Surfverhalten direkt Ihrem persönlichen Profil zuzuordnen. Dies können Sie verhindern, indem Sie sich aus Ihrem YouTube-Account ausloggen. </text:p>
      <text:p text:style-name="Text_20_body">Des Weiteren kann YouTube nach Starten eines Videos verschiedene Cookies auf Ihrem Endgerät speichern oder vergleichbare Wiedererkennungstechnologien (z.B. Device-Fingerprinting) einsetzen. Auf diese Weise kann YouTube Informationen über Besucher dieser Website erhalten. Diese Informationen werden u. a. verwendet, um Videostatistiken zu erfassen, die Anwenderfreundlichkeit zu verbessern und Betrugsversuchen vorzubeugen. </text:p>
      <text:p text:style-name="Text_20_body">Gegebenenfalls können nach dem Start eines YouTube-Videos weitere Datenverarbeitungsvorgänge ausgelöst werden, auf die wir keinen Einfluss haben. </text:p>
      <text:p text:style-name="Text_20_body">Die Nutzung von YouTube erfolgt im Interesse einer ansprechenden Darstellung unserer Online-Angebote. Dies stellt ein berechtigtes Interesse im Sinne von Art. 6 Abs. 1 lit. f DSGVO dar. Sofern eine entsprechende Einwilligung abgefragt wurde, erfolgt die Verarbeitung ausschließlich auf Grundlage von Art. 6 Abs. 1 lit. a DSGVO; die Einwilligung ist jederzeit widerrufbar. </text:p>
      <text:p text:style-name="Text_20_body">Weitere Informationen über Datenschutz bei YouTube finden Sie in deren Datenschutzerklärung unter: <text:a xlink:type="simple" xlink:href="https://policies.google.com/privacy?hl=de" office:target-frame-name="_blank" xlink:show="new" text:style-name="Internet_20_link" text:visited-style-name="Visited_20_Internet_20_Link">https://policies.google.com/privacy?hl=de</text:a>. </text:p>
      <text:h text:style-name="Heading_20_3" text:outline-level="3">Google Web Fonts</text:h>
      <text:p text:style-name="Text_20_body">Diese Seite nutzt zur einheitlichen Darstellung von Schriftarten so genannte Web Fonts, die von Google bereitgestellt werden. Beim Aufruf einer Seite lädt Ihr Browser die benötigten Web Fonts in ihren Browsercache, um Texte und Schriftarten korrekt anzuzeigen. </text:p>
      <text:p text:style-name="Text_20_body">Zu diesem Zweck muss der von Ihnen verwendete Browser Verbindung zu den Servern von Google aufnehmen. Hierdurch erlangt Google Kenntnis darüber, dass über Ihre IP-Adresse diese Website aufgerufen wurde. Die Nutzung von Google WebFonts erfolgt auf Grundlage von Art. 6 Abs. 1 lit. f DSGVO. Der Websitebetreiber hat ein berechtigtes Interesse an der einheitlichen Darstellung des Schriftbildes auf seiner Website. Sofern eine entsprechende Einwilligung abgefragt wurde (z. B. eine Einwilligung zur Speicherung von Cookies), erfolgt die Verarbeitung ausschließlich auf Grundlage von Art. 6 Abs. 1 lit. a DSGVO; die Einwilligung ist jederzeit widerrufbar. </text:p>
      <text:p text:style-name="Text_20_body">Wenn Ihr Browser Web Fonts nicht unterstützt, wird eine Standardschrift von Ihrem Computer genutzt. </text:p>
      <text:p text:style-name="Text_20_body">Weitere Informationen zu Google Web Fonts finden Sie unter <text:a xlink:type="simple" xlink:href="https://developers.google.com/fonts/faq" office:target-frame-name="_blank" xlink:show="new" text:style-name="Internet_20_link" text:visited-style-name="Visited_20_Internet_20_Link">https://developers.google.com/fonts/faq</text:a> und in der Datenschutzerklärung von Google: <text:a xlink:type="simple" xlink:href="https://policies.google.com/privacy?hl=de" office:target-frame-name="_blank" xlink:show="new" text:style-name="Internet_20_link" text:visited-style-name="Visited_20_Internet_20_Link">https://policies.google.com/privacy?hl=de</text:a>. </text:p>
      <text:h text:style-name="Heading_20_3" text:outline-level="3"><text:soft-page-break/>Google reCAPTCHA</text:h>
      <text:p text:style-name="Text_20_body">Wir nutzen „Google reCAPTCHA“ (im Folgenden „reCAPTCHA“) auf dieser Website. Anbieter ist die Google Ireland Limited („Google“), Gordon House, Barrow Street, Dublin 4, Irland. </text:p>
      <text:p text:style-name="Text_20_body">Mit reCAPTCHA soll überprüft werden, ob die Dateneingabe auf dieser Website (z. B. in einem Kontaktformular) durch einen Menschen oder durch ein automatisiertes Programm erfolgt. Hierzu analysiert reCAPTCHA das Verhalten des Websitebesuchers anhand verschiedener Merkmale. Diese Analyse beginnt automatisch, sobald der Websitebesucher die Website betritt. Zur Analyse wertet reCAPTCHA verschiedene Informationen aus (z. B. IP-Adresse, Verweildauer des Websitebesuchers auf der Website oder vom Nutzer getätigte Mausbewegungen). Die bei der Analyse erfassten Daten werden an Google weitergeleitet. </text:p>
      <text:p text:style-name="Text_20_body">Die reCAPTCHA-Analysen laufen vollständig im Hintergrund. Websitebesucher werden nicht darauf hingewiesen, dass eine Analyse stattfindet. </text:p>
      <text:p text:style-name="Text_20_body">Die Speicherung und Analyse der Daten erfolgt auf Grundlage von Art. 6 Abs. 1 lit. f DSGVO. Der Websitebetreiber hat ein berechtigtes Interesse daran, seine Webangebote vor missbräuchlicher automatisierter Ausspähung und vor SPAM zu schützen. Sofern eine entsprechende Einwilligung abgefragt wurde, erfolgt die Verarbeitung ausschließlich auf Grundlage von Art. 6 Abs. 1 lit. a DSGVO; die Einwilligung ist jederzeit widerrufbar. </text:p>
      <text:p text:style-name="Text_20_body">Weitere Informationen zu Google reCAPTCHA entnehmen Sie den Google-Datenschutzbestimmungen und den Google Nutzungsbedingungen unter folgenden Links: <text:a xlink:type="simple" xlink:href="https://policies.google.com/privacy?hl=de" office:target-frame-name="_blank" xlink:show="new" text:style-name="Internet_20_link" text:visited-style-name="Visited_20_Internet_20_Link">https://policies.google.com/privacy?hl=de</text:a> und <text:a xlink:type="simple" xlink:href="https://policies.google.com/terms?hl=de" office:target-frame-name="_blank" xlink:show="new" text:style-name="Internet_20_link" text:visited-style-name="Visited_20_Internet_20_Link">https://policies.google.com/terms?hl=de</text:a>. </text:p>
      <text:p text:style-name="Text_20_body"/>
      <text:h text:style-name="Heading_20_2" text:outline-level="2">8. eCommerce und Zahlungs­anbieter</text:h>
      <text:p text:style-name="Text_20_body"/>
      <text:h text:style-name="Heading_20_3" text:outline-level="3">Verarbeiten von Daten (Kunden- und Vertragsdaten)</text:h>
      <text:p text:style-name="Text_20_body">Wir erheben, verarbeiten und nutzen personenbezogene Daten nur, soweit sie für die Begründung, inhaltliche Ausgestaltung oder Änderung des Rechtsverhältnisses erforderlich sind (Bestandsdaten). Dies erfolgt auf Grundlage von Art. 6 Abs. 1 lit. b DSGVO, der die Verarbeitung von Daten zur Erfüllung eines Vertrags oder vorvertraglicher Maßnahmen gestattet. Personenbezogene Daten über die Inanspruchnahme dieser Website (Nutzungsdaten) erheben, verarbeiten und nutzen wir nur, soweit dies erforderlich ist, um dem Nutzer die Inanspruchnahme des Dienstes zu ermöglichen oder abzurechnen. </text:p>
      <text:p text:style-name="Text_20_body">Die erhobenen Kundendaten werden nach Abschluss des Auftrags oder Beendigung der Geschäftsbeziehung gelöscht. Gesetzliche Aufbewahrungsfristen bleiben unberührt. </text:p>
      <text:h text:style-name="Heading_20_3" text:outline-level="3">Daten­übermittlung bei Vertragsschluss für Dienstleistungen und digitale Inhalte</text:h>
      <text:p text:style-name="Text_20_body">Wir übermitteln personenbezogene Daten an Dritte nur dann, wenn dies im Rahmen der Vertragsabwicklung notwendig ist, etwa an das mit der Zahlungsabwicklung beauftragte Kreditinstitut. </text:p>
      <text:p text:style-name="Text_20_body">Eine weitergehende Übermittlung der Daten erfolgt nicht bzw. nur dann, wenn Sie der Übermittlung ausdrücklich zugestimmt haben. Eine Weitergabe Ihrer Daten an Dritte ohne ausdrückliche Einwilligung, etwa zu Zwecken der Werbung, erfolgt nicht. </text:p>
      <text:p text:style-name="Text_20_body">Grundlage für die Datenverarbeitung ist Art. 6 Abs. 1 lit. b DSGVO, der die Verarbeitung von Daten zur Erfüllung eines Vertrags oder vorvertraglicher Maßnahmen gestattet. </text:p>
      <text:p text:style-name="Text_20_body"><text:soft-page-break/></text:p>
      <text:h text:style-name="Heading_20_2" text:outline-level="2">9. Audio- und Videokonferenzen</text:h>
      <text:p text:style-name="Text_20_body"/>
      <text:p text:style-name="Text_20_body"><text:span text:style-name="Strong_20_Emphasis">Datenverarbeitung</text:span> </text:p>
      <text:p text:style-name="Text_20_body">Für die Kommunikation mit unseren Kunden setzen wir unter anderen Online-Konferenz-Tools ein. Die im Einzelnen von uns genutzten Tools sind unten aufgelistet. Wenn Sie mit uns per Video- oder Audiokonferenz via Internet kommunizieren, werden Ihre personenbezogenen Daten von uns und dem Anbieter des jeweiligen Konferenz-Tools erfasst und verarbeitet. </text:p>
      <text:p text:style-name="Text_20_body">Die Konferenz-Tools erfassen dabei alle Daten, die Sie zur Nutzung der Tools bereitstellen/einsetzen (E-Mail-Adresse und/oder Ihre Telefonnummer). Ferner verarbeiten die Konferenz-Tools die Dauer der Konferenz, Beginn und Ende (Zeit) der Teilnahme an der Konferenz, Anzahl der Teilnehmer und sonstige „Kontextinformationen“ im Zusammenhang mit dem Kommunikationsvorgang (Metadaten). </text:p>
      <text:p text:style-name="Text_20_body">Des Weiteren verarbeitet der Anbieter des Tools alle technischen Daten, die zur Abwicklung der Online-Kommunikation erforderlich sind. Dies umfasst insbesondere IP-Adressen, MAC-Adressen, Geräte-IDs, Gerätetyp, Betriebssystemtyp und -version, Client-Version, Kameratyp, Mikrofon oder Lautsprecher sowie die Art der Verbindung. </text:p>
      <text:p text:style-name="Text_20_body">Sofern innerhalb des Tools Inhalte ausgetauscht, hochgeladen oder in sonstiger Weise bereitgestellt werden, werden diese ebenfalls auf den Servern der Tool-Anbieter gespeichert. Zu solchen Inhalten zählen insbesondere Cloud-Aufzeichnungen, Chat-/ Sofortnachrichten, Voicemails hochgeladene Fotos und Videos, Dateien, Whiteboards und andere Informationen, die während der Nutzung des Dienstes geteilt werden. </text:p>
      <text:p text:style-name="Text_20_body">Bitte beachten Sie, dass wir nicht vollumfänglich Einfluss auf die Datenverarbeitungsvorgänge der verwendeten Tools haben. Unsere Möglichkeiten richten sich maßgeblich nach der Unternehmenspolitik des jeweiligen Anbieters. Weitere Hinweise zur Datenverarbeitung durch die Konferenztools entnehmen Sie den Datenschutzerklärungen der jeweils eingesetzten Tools, die wir unter diesem Text aufgeführt haben. </text:p>
      <text:p text:style-name="Text_20_body"><text:span text:style-name="Strong_20_Emphasis">Zweck und Rechtsgrundlagen</text:span> </text:p>
      <text:p text:style-name="Text_20_body">Die Konferenz-Tools werden genutzt, um mit angehenden oder bestehenden Vertragspartnern zu kommunizieren oder bestimmte Leistungen gegenüber unseren Kunden anzubieten (Art. 6 Abs. 1 S. 1 lit. b DSGVO). Des Weiteren dient der Einsatz der Tools der allgemeinen Vereinfachung und Beschleunigung der Kommunikation mit uns bzw. unserem Unternehmen (berechtigtes Interesse im Sinne von Art. 6 Abs. 1 lit. f DSGVO). Soweit eine Einwilligung abgefragt wurde, erfolgt der Einsatz der betreffenden Tools auf Grundlage dieser Einwilligung; die Einwilligung ist jederzeit mit Wirkung für die Zukunft widerrufbar. </text:p>
      <text:p text:style-name="Text_20_body"><text:span text:style-name="Strong_20_Emphasis">Speicherdauer</text:span> </text:p>
      <text:p text:style-name="Text_20_body">Die unmittelbar von uns über die Video- und Konferenz-Tools erfassten Daten werden von unseren Systemen gelöscht, sobald Sie uns zur Löschung auffordern, Ihre Einwilligung zur Speicherung widerrufen oder der Zweck für die Datenspeicherung entfällt. Gespeicherte Cookies verbleiben auf Ihrem Endgerät, bis Sie sie löschen. Zwingende gesetzliche Aufbewahrungsfristen bleiben unberührt. </text:p>
      <text:p text:style-name="Text_20_body">Auf die Speicherdauer Ihrer Daten, die von den Betreibern der Konferenz-Tools zu eigenen Zwecken gespeichert werden, haben wir keinen Einfluss. Für Einzelheiten dazu informieren Sie sich bitte direkt bei den Betreibern der Konferenz-Tools. </text:p>
      <text:p text:style-name="Text_20_body"><text:span text:style-name="Strong_20_Emphasis">Eingesetzte Konferenz-Tools</text:span> </text:p>
      <text:p text:style-name="Text_20_body"><text:soft-page-break/>Wir setzen folgende Konferenz-Tools ein: </text:p>
      <text:h text:style-name="Heading_20_3" text:outline-level="3">Zoom</text:h>
      <text:p text:style-name="Text_20_body">Wir nutzen Zoom. Anbieter dieses Dienstes ist die Zoom Communications Inc., San Jose, 55 Almaden Boulevard, 6th Floor, San Jose, CA 95113. Zoom verfügt über eine Zertifizierung nach dem EU-US-Privacy-Shield. Details zur Datenverarbeitung entnehmen Sie der Datenschutzerklärung von Zoom: <text:a xlink:type="simple" xlink:href="https://zoom.us/de-de/privacy.html" office:target-frame-name="_blank" xlink:show="new" text:style-name="Internet_20_link" text:visited-style-name="Visited_20_Internet_20_Link">https://zoom.us/de-de/privacy.html</text:a>. </text:p>
      <text:p text:style-name="Text_20_body"><text:span text:style-name="Strong_20_Emphasis">Abschluss eines Vertrags über Auftragsverarbeitung</text:span> </text:p>
      <text:p text:style-name="Text_20_body">Wir haben mit dem Anbieter von Zoom einen Vertrag zur Auftragsverarbeitung abgeschlossen und setzen die strengen Vorgaben der deutschen Datenschutzbehörden bei der Nutzung von Zoom vollständig um. </text:p>
      <text:h text:style-name="Heading_20_3" text:outline-level="3">TeamViewer</text:h>
      <text:p text:style-name="Text_20_body">Wir nutzen TeamViewer. Anbieter ist die TeamViewer Germany GmbH, Jahnstr. 30, 73037 Göppingen. Details zur Datenverarbeitung entnehmen Sie der Datenschutzerklärung von TeamViewer: <text:a xlink:type="simple" xlink:href="https://www.teamviewer.com/de/datenschutzerklaerung/" office:target-frame-name="_blank" xlink:show="new" text:style-name="Internet_20_link" text:visited-style-name="Visited_20_Internet_20_Link">https://www.teamviewer.com/de/datenschutzerklaerung/</text:a>. </text:p>
      <text:p text:style-name="Text_20_body"/>
      <text:h text:style-name="Heading_20_2" text:outline-level="2">10. Social Media und Google Maps</text:h>
      <text:h text:style-name="Heading_20_3" text:outline-level="3">Social Media:</text:h>
      <text:p text:style-name="Text_20_body">Diese Website nutzt Verlinkungen zu unseren Präsenzen auf Social Media Seiten. Für diese Präsenzen gelten die Datenschutz- und Haftungsregelungen der jeweiligen Anbieter, auf die Sie wie nachfolgend beschrieben zugreifen können. </text:p>
      <text:h text:style-name="Heading_20_3" text:outline-level="3">Facebook:</text:h>
      <text:p text:style-name="Text_20_body">Wir verarbeiten Ihre Daten zum Zwecke der effektiven Information und Unterstützung unserer Kunden und Interessenten. Hierin liegt unser berechtigtes Adresse nach Art. 6 Abs. 1 Buchst. f DSGVO. Die Verarbeitung findet auf Grundlage der Erklärung zur gemeinsamen Verantwortung (<text:a xlink:type="simple" xlink:href="https://www.facebook.com/legal/terms/page_controller_addendum" office:target-frame-name="_blank" xlink:show="new" text:style-name="Internet_20_link" text:visited-style-name="Visited_20_Internet_20_Link">www.facebook.com/legal/terms/page_controller_addendum</text:a>) statt. </text:p>
      <text:p text:style-name="Text_20_body">Nähere Informationen über Datenschutzhinweise: Anbieter: Facebook Inc., 1601 S. California Ave, Palo Alto, CA 94304, USA <text:line-break/>Website: <text:a xlink:type="simple" xlink:href="https://facebook.com/" office:target-frame-name="_blank" xlink:show="new" text:style-name="Internet_20_link" text:visited-style-name="Visited_20_Internet_20_Link">facebook.com</text:a> <text:line-break/>Plugins: <text:a xlink:type="simple" xlink:href="https://developers.facebook.com/" office:target-frame-name="_blank" xlink:show="new" text:style-name="Internet_20_link" text:visited-style-name="Visited_20_Internet_20_Link">developers.facebook.com</text:a> <text:line-break/>Datenumfang: <text:a xlink:type="simple" xlink:href="https://facebook.com/help/" office:target-frame-name="_blank" xlink:show="new" text:style-name="Internet_20_link" text:visited-style-name="Visited_20_Internet_20_Link">facebook.com/help</text:a> <text:line-break/>Datenschutz: <text:a xlink:type="simple" xlink:href="https://facebook.com/policy.php" office:target-frame-name="_blank" xlink:show="new" text:style-name="Internet_20_link" text:visited-style-name="Visited_20_Internet_20_Link">facebook.com/policy</text:a> <text:line-break/>Facebook Blocker Firefox: <text:a xlink:type="simple" xlink:href="https://addons.mozilla.org/de/firefox/addon/facebook_blocker/" office:target-frame-name="_blank" xlink:show="new" text:style-name="Internet_20_link" text:visited-style-name="Visited_20_Internet_20_Link">addons.mozilla.org/de/firefox/addon/facebook_blocker </text:a><text:line-break/>Facebook Blocker Edge: <text:a xlink:type="simple" xlink:href="https://microsoftedge.microsoft.com/addons/detail/urban-facebook™-ad-blocke/mgkpbffmkgcnciecnbblbifpbblmofkp?hl=en-GB" office:target-frame-name="_blank" xlink:show="new" text:style-name="Internet_20_link" text:visited-style-name="Visited_20_Internet_20_Link">microsoftedge.microsoft.com/addons/detail/urban-facebook </text:a><text:line-break/>Facebook Blocker Chrome: <text:a xlink:type="simple" xlink:href="https://chrome.google.com/webstore/detail/ad-blocker-for-facebook/kinpgphmiekapnpbmobneleaiemkefag" office:target-frame-name="_blank" xlink:show="new" text:style-name="Internet_20_link" text:visited-style-name="Visited_20_Internet_20_Link">chrome.google.com/webstore/detail/ad-blocker-for-facebook </text:a></text:p>
      <text:h text:style-name="Heading_20_3" text:outline-level="3">XING:</text:h>
      <text:p text:style-name="Text_20_body">Anbieter: XING SE, Dammtorstraße 30, 20354 Hamburg <text:line-break/>Website: <text:a xlink:type="simple" xlink:href="https://xing.com/" office:target-frame-name="_blank" xlink:show="new" text:style-name="Internet_20_link" text:visited-style-name="Visited_20_Internet_20_Link">xing.com</text:a> <text:line-break/>Datenschutz: <text:a xlink:type="simple" xlink:href="https://privacy.xing.com/de" office:target-frame-name="_blank" xlink:show="new" text:style-name="Internet_20_link" text:visited-style-name="Visited_20_Internet_20_Link">privacy.xing.com/de</text:a> </text:p>
      <text:h text:style-name="Heading_20_3" text:outline-level="3"><text:soft-page-break/>Google Maps:</text:h>
      <text:p text:style-name="Text_20_body">Um Ihnen das Auffinden unseres Standortes zu erleichtern setzen wir Google Maps, ein Dienst des Unternehmens Google Ireland Limited, Gordon House, Barrow Street, Dublin 4, Irland. </text:p>
      <text:p text:style-name="Text_20_body">Bitte lesen Sie hier wie Google die Vorgaben des Datenschutzes auch im Hinblick auf die Übermittlung in die USA einhalten: <text:a xlink:type="simple" xlink:href="https://policies.google.com/privacy?hl=de" office:target-frame-name="_blank" xlink:show="new" text:style-name="Internet_20_link" text:visited-style-name="Visited_20_Internet_20_Link">policies.google.com/privacy</text:a> </text:p>
      <text:p text:style-name="Text_20_body">Wir setzen Google Maps auf Grundlage von Art. 6 Abs 1. S. 1 f) DSGVO ein. Unser berechtigtes Interesse liegt darin, das Angebot auf unserer Website zu verbessern und Ihnen einen besseren Kundendienst zu ermöglichen. Sobald dieser Dienst auf unserer Seite aufgerufen wird, wird eine Verbindung zu Google hergestellt, worüber Google ihre IP-Adresse übermittelt wird. Sollten Sie bereits vorher bei Google eingeloggt sein, können Informationen über die Suche Ihrem Benutzerkonto zugeordnet werden. Loggen Sie Sich bitte vorher bei Google aus, um dies zu verhinder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6T21:55:03</meta:creation-date>
    <meta:document-statistic meta:table-count="0" meta:image-count="0" meta:object-count="0" meta:page-count="14" meta:paragraph-count="183" meta:word-count="5003" meta:character-count="38885"/>
    <dc:date>2021-01-06T22:17:49</dc:date>
    <meta:editing-duration>PT7M33S</meta:editing-duration>
    <meta:editing-cycles>1</meta:editing-cycles>
    <meta:generator>OpenOffice/4.1.8$Unix OpenOffice.org_project/418m3$Build-9803</meta:generator>
  </office:meta>
</office:document-meta>
</file>